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form="urn:oasis:names:tc:opendocument:xmlns:form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2">
  <office:scripts/>
  <office:font-face-decls>
    <style:font-face style:name="PodStarSymbol" svg:font-family="StarSymbol"/>
    <style:font-face style:name="Tahoma1" svg:font-family="Tahoma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1cm" fo:border="0.05pt solid #000000"/>
    </style:style>
    <style:style style:name="podHeader" style:family="table-cell">
      <style:table-cell-properties fo:padding="0.1cm" fo:border="0.05pt solid #000000" fo:background-color="#e6e6e6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Tablef7231524068048593297.1" style:family="table-column">
      <style:table-column-properties style:rel-column-width="39320*"/>
    </style:style>
    <style:style style:name="Tablef7231524068048593297.2" style:family="table-column">
      <style:table-column-properties style:rel-column-width="26213*"/>
    </style:style>
    <style:style style:name="P1" style:parent-style-name="style_5f_1" style:family="paragraph">
      <style:text-properties officeooo:paragraph-rsid="00222ac6"/>
    </style:style>
    <style:style style:name="P2" style:parent-style-name="Blue" style:family="paragraph">
      <style:text-properties officeooo:paragraph-rsid="00265c5d" officeooo:rsid="00265c5d"/>
    </style:style>
    <style:style style:name="P3" style:family="paragraph">
      <style:paragraph-properties fo:margin-top="0cm" fo:text-indent="0cm" style:writing-mode="lr-tb" style:text-autospace="ideograph-alpha" fo:margin-left="0cm" style:punctuation-wrap="hanging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T1" style:family="text">
      <style:text-properties officeooo:rsid="002139ff"/>
    </style:style>
    <style:style style:name="T2" style:family="text">
      <style:text-properties fo:font-weight="normal" fo:font-style="normal" fo:language="en" style:font-style-complex="normal" fo:letter-spacing="normal" style:font-name-asian="DejaVu Sans" style:country-asian="none" style:letter-kerning="false" style:font-name-complex="Tahoma" style:text-position="0% 100%" style:text-underline-style="none" style:text-emphasize="none" style:font-name="Nimbus Roman No9 L" style:language-asian="zxx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background-color="transparent" fo:country="US" style:font-size-asian="12pt" style:text-line-through-type="none" fo:text-shadow="none" style:text-line-through-mode="continuous" style:language-complex="zxx" fo:font-size="10pt" style:country-complex="none" fo:color="#000000"/>
    </style:style>
    <style:style style:name="T3" style:family="text">
      <style:text-properties fo:font-weight="normal" fo:font-style="normal" fo:language="en" style:font-style-complex="normal" fo:letter-spacing="normal" style:font-name-asian="DejaVu Sans" style:country-asian="none" style:letter-kerning="false" style:font-name-complex="Tahoma" style:text-position="0% 100%" style:text-underline-style="none" style:text-emphasize="none" style:font-name="Nimbus Roman No9 L" style:language-asian="zxx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background-color="transparent" fo:country="US" style:font-size-asian="12pt" style:text-line-through-type="none" fo:text-shadow="none" style:text-line-through-mode="continuous" style:language-complex="zxx" fo:font-size="10pt" style:country-complex="none" fo:color="#000000"/>
    </style:style>
    <style:style style:name="T4" style:family="text">
      <style:text-properties fo:font-weight="normal" fo:font-style="normal" style:use-window-font-color="true" fo:language="en" style:font-style-complex="normal" fo:letter-spacing="normal" style:font-name-asian="DejaVu Sans" style:country-asian="none" style:letter-kerning="false" style:font-name-complex="Tahoma" style:text-position="0% 100%" style:text-underline-style="none" style:text-emphasize="none" style:font-name="Nimbus Roman No9 L" style:language-asian="zxx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background-color="transparent" fo:country="US" style:font-size-asian="12pt" style:text-line-through-type="none" fo:text-shadow="none" style:text-line-through-mode="continuous" style:language-complex="zxx" fo:font-size="10pt" style:country-complex="none"/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Special">Hello.</text:p>
      <text:h text:style-name="Heading_20_3" text:outline-level="3">Heading One</text:h>
      <text:p text:style-name="Special">Blabla.<text:line-break/></text:p>
      <text:h text:style-name="Heading_20_4" text:outline-level="4">SubHeading then.</text:h>
      <text:p text:style-name="Special">Another blabla.<text:line-break/><text:line-break/><text:line-break/></text:p>
      <text:p text:style-name="CS1">Hello CentreCentre</text:p>
      <text:p text:style-name="Special">In a div</text:p>
      <text:p text:style-name="Standard"/>
      <text:p text:style-name="Special">Hello.</text:p>
      <text:h text:style-name="Heading_20_2" text:outline-level="2">Heading One</text:h>
      <text:p text:style-name="Special">Blabla.<text:line-break/></text:p>
      <text:h text:style-name="Heading_20_3" text:outline-level="3">SubHeading then.</text:h>
      <text:p text:style-name="Special">Another blabla.<text:line-break/><text:line-break/><text:line-break/></text:p>
      <text:p text:style-name="CS1">Hello CentreCentre</text:p>
      <text:p text:style-name="Special">In a div</text:p>
      <text:p text:style-name="Special">Hello.</text:p>
      <text:h text:style-name="Heading_20_1" text:outline-level="1">Heading One</text:h>
      <text:p text:style-name="Special">Blabla.<text:line-break/></text:p>
      <text:h text:style-name="Heading_20_2" text:outline-level="2">SubHeading then.</text:h>
      <text:p text:style-name="Special">Another blabla.<text:line-break/><text:line-break/><text:line-break/></text:p>
      <text:p text:style-name="CS1">Hello CentreCentre</text:p>
      <text:p text:style-name="Special">In a div</text:p>
      <text:h text:outline-level="1" text:style-name="Heading_20_1">Title 1</text:h>
      <text:h text:outline-level="2" text:style-name="Heading_20_2">Title 2</text:h>
      <text:h text:outline-level="3" text:style-name="Heading_20_3">Title 3</text:h>
      <text:h text:outline-level="4" text:style-name="Heading_20_4">Title 4</text:h>
      <text:h text:outline-level="5" text:style-name="Heading_20_5">Title 5</text:h>
      <text:p text:style-name="Special">I put those titles there, else, OO does not include those style definitions in the saved file.</text:p>
      <text:p text:style-name="CentreCentre">_</text:p>
      <text:p text:style-name="CS2">Mapped to style_1.</text:p>
      <text:p text:style-name="Special">The text within cells must be in style Blue</text:p>
      <table:table table:name="Tablef7231524068048593297" table:style-name="podTable">
        <table:table-column table:style-name="Tablef7231524068048593297.1"/>
        <table:table-column table:style-name="Tablef7231524068048593297.2"/>
        <table:table-row>
          <table:table-cell table:style-name="podCell">
            <text:p text:style-name="Blue">Must be Blue</text:p>
          </table:table-cell>
          <table:table-cell table:style-name="podCell">
            <text:p text:style-name="Blue">Here too</text:p>
          </table:table-cell>
        </table:table-row>
      </table:table>
    </office:text>
  </office:body>
</office:document-content>
</file>

<file path=styles.xml><?xml version="1.0" encoding="utf-8"?>
<office:document-styles xmlns:form="urn:oasis:names:tc:opendocument:xmlns:form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field="urn:openoffice:names:experimental:ooo-ms-interop:xmlns:field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2">
  <office:font-face-decls>
    <style:font-face style:name="PodStarSymbol" svg:font-family="StarSymbol"/>
    <style:font-face style:name="Tahoma1" svg:font-family="Tahoma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styles>
    <style:style style:name="ParaKWN" style:family="paragraph" style:class="text" style:master-page-name="" style:parent-style-name="Standard">
      <style:paragraph-properties fo:keep-with-next="always"/>
    </style:style>
    <style:style style:name="podH1" style:display-name="Heading 1" style:family="paragraph" style:parent-style-name="Heading" style:next-style-name="Standard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odH2" style:display-name="Heading 2" style:family="paragraph" style:parent-style-name="Heading" style:next-style-name="Standard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odH3" style:display-name="Heading 3" style:family="paragraph" style:parent-style-name="Heading" style:next-style-name="Standard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odH4" style:display-name="Heading 4" style:family="paragraph" style:parent-style-name="Heading" style:next-style-name="Standard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odH5" style:display-name="Heading 5" style:family="paragraph" style:parent-style-name="Heading" style:next-style-name="Standard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podH6" style:display-name="Heading 6" style:family="paragraph" style:parent-style-name="Heading" style:next-style-name="Standard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Before" style:family="paragraph">
      <style:paragraph-properties fo:break-before="page" fo:margin="0cm"/>
      <style:text-properties fo:font-size="2pt"/>
    </style:style>
    <style:style style:name="podPageBreakBeforeDuplex" style:family="paragraph" style:parent-style-name="podPageBreakBefore" style:master-page-name="Standard">
</style:style>
    <style:style style:name="podPageBreakAfter" style:family="paragraph">
      <style:paragraph-properties fo:break-after="page" fo:margin="0cm"/>
      <style:text-properties fo:font-size="2pt"/>
    </style:style>
    <style:style style:name="podColumnBreak" style:family="paragraph">
      <style:paragraph-properties fo:break-before="column"/>
    </style:style>
    <style:style style:name="podBulletItem" style:family="paragraph" style:parent-style-name="Standard" style:list-style-name="podBulletedList"/>
    <style:style style:name="podNumberItem" style:family="paragraph" style:parent-style-name="Standard" style:list-style-name="podNumberedList"/>
    <style:style style:name="podBulletItemKeepWithNext" style:family="paragraph" style:parent-style-name="Standard" style:list-style-name="podBulletedList">
      <style:paragraph-properties fo:keep-with-next="always"/>
    </style:style>
    <style:style style:name="podNumberItemKeepWithNext" style:family="paragraph" style:parent-style-name="Standard" style:list-style-name="podNumberedList">
      <style:paragraph-properties fo:keep-with-next="always"/>
    </style:style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podCellContent" style:display-name="Table cell" style:family="paragraph" style:parent-style-name="Standard" style:class="extra">
      <style:paragraph-properties fo:margin-top="0cm" fo:margin-bottom="0cm" text:number-lines="false" text:line-number="0"/>
    </style:style>
    <style:style style:name="podHeaderCellContent" style:display-name="Table heading" style:family="paragraph" style:parent-style-name="podCellContent" style:class="extra">
      <style:text-properties fo:font-weight="bold" style:font-weight-asian="bold" style:font-weight-complex="bold"/>
    </style:style>
    <style:style style:name="podTablePara" style:family="paragraph" style:parent-style-name="podCellContent">
      <style:text-properties fo:font-size="8pt" fo:font-weight="normal" style:font-weight-asian="normal" style:font-weight-complex="normal"/>
    </style:style>
    <style:style style:name="podTableParaBold" style:family="paragraph" style:parent-style-name="podCellContent">
      <style:text-properties fo:font-size="8pt" fo:font-weight="bold" style:font-weight-asian="bold" style:font-weight-complex="bold"/>
    </style:style>
    <style:style style:name="podTableParaRight" style:family="paragraph" style:parent-style-name="podCell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podCellContent">
      <style:paragraph-properties fo:text-align="end" style:justify-single-word="false"/>
      <style:text-properties fo:font-size="8pt" fo:font-weight="bold" style:font-weight-asian="bold" style:font-weight-complex="bold"/>
    </style:style>
    <text:list-style style:name="podBulletedList">
      <text:list-level-style-bullet text:level="1" text:style-name="podBulletStyle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text:bullet-char="•">
        <style:list-level-properties text:space-before="1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</text:list-style>
    <style:style style:name="CS1" style:family="paragraph" style:parent-style-name="CentreCentre">
      <style:text-properties fo:font-weight="bold"/>
    </style:style>
    <style:style style:name="CS2" style:family="paragraph" style:parent-style-name="style_5f_1">
      <style:text-properties fo:font-style="italic"/>
    </style:style>
    <style:default-style style:family="graphic">
      <style:graphic-properties svg:stroke-color="#000000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99ccff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US" fo:language="en" style:font-name="Nimbus Roman No9 L" style:language-asian="zxx" style:language-complex="zxx" style:font-size-asian="12pt" style:font-name-asian="DejaVu Sans" fo:font-size="12pt" style:font-size-complex="12pt" style:country-asian="none" style:font-name-complex="Tahoma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US" fo:language="en" fo:hyphenation-push-char-count="2" style:font-name="Nimbus Roman No9 L" style:language-asian="zxx" style:language-complex="zxx" style:font-size-asian="12pt" style:font-name-asian="DejaVu Sans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 loext:contextual-spacing="false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 loext:contextual-spacing="false"/>
      <style:text-properties style:font-family-generic-asian="system" style:font-name-complex="Tahoma" style:font-family-generic-complex="system" style:font-size-asian="14pt" fo:font-family="'Nimbus Sans L'" style:font-name="Nimbus Sans L" style:font-size-complex="14pt" style:font-family-asian="Mincho" style:font-name-asian="Mincho" style:font-family-complex="Tahoma" fo:font-size="14pt" style:font-pitch-complex="variable" style:font-pitch="variable" style:font-pitch-asian="variable" style:font-family-generic="swiss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ext-style-name="Text_20_body" style:class="text" style:family="paragraph" style:name="Heading_20_4" style:display-name="Heading 4" style:default-outline-level="4" style:parent-style-name="Heading">
      <style:text-properties fo:font-weight="bold" fo:font-style="italic" style:font-size-asian="85%" style:font-weight-complex="bold" style:font-size-complex="85%" fo:font-size="85%" style:font-style-asian="italic" style:font-style-complex="italic" style:font-weight-asian="bold"/>
    </style:style>
    <style:style style:next-style-name="Text_20_body" style:class="text" style:family="paragraph" style:name="Heading_20_5" style:display-name="Heading 5" style:default-outline-level="5" style:parent-style-name="Heading">
      <style:text-properties fo:font-weight="bold" style:font-size-asian="85%" style:font-size-complex="85%" fo:font-size="85%" style:font-weight-asian="bold" style:font-weight-complex="bold"/>
    </style:style>
    <style:style style:name="List" style:class="list" style:parent-style-name="Text_20_body" style:family="paragraph">
      <style:text-properties style:font-family-complex="Tahoma" style:font-name-complex="Tahoma1"/>
    </style:style>
    <style:style style:name="Caption" style:class="extra" style:parent-style-name="Standard" style:family="paragraph">
      <style:paragraph-properties fo:margin-top="0.212cm" text:number-lines="false" text:line-number="0" fo:margin-bottom="0.212cm" loext:contextual-spacing="false"/>
      <style:text-properties fo:font-style="italic" style:font-size-asian="12pt" style:font-size-complex="12pt" style:font-family-complex="Tahoma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family-complex="Tahoma" style:font-name-complex="Tahoma1"/>
    </style:style>
    <style:style style:name="CentreCentre" style:parent-style-name="Text_20_body" style:family="paragraph">
      <style:paragraph-properties fo:text-align="center" style:justify-single-word="false"/>
      <style:text-properties fo:color="#800080"/>
    </style:style>
    <style:style style:name="Special" style:next-style-name="Standard" style:parent-style-name="Standard" style:family="paragraph">
      <style:text-properties fo:font-weight="bold" fo:color="#33ff99"/>
    </style:style>
    <style:style style:next-style-name="Standard" style:family="paragraph" style:name="style_5f_1" style:display-name="style_1" style:parent-style-name="Text_20_body" style:master-page-name="">
      <style:paragraph-properties style:page-number="auto"/>
      <style:text-properties fo:text-transform="uppercase" fo:color="#00ccff"/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Blue" style:parent-style-name="Standard" style:family="paragraph">
      <style:paragraph-properties style:writing-mode="page"/>
      <style:text-properties fo:font-weight="bold" fo:color="#0000ff"/>
    </style:style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Mpm1">
      <style:page-layout-properties fo:margin-top="2cm" style:writing-mode="lr-tb" fo:margin-left="2cm" fo:page-width="21.59cm" style:num-format="1" style:print-orientation="portrait" style:footnote-max-height="0cm" fo:margin-bottom="2cm" fo:page-height="27.94cm" fo:margin-right="2cm">
        <style:footnote-sep style:adjustment="left" style:rel-width="25%" style:line-style="none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$Linux_X86_64 LibreOffice_project/30m0$Build-2</meta:generator>
    <meta:initial-creator>Gaetan Delannay</meta:initial-creator>
    <meta:creation-date>2007-08-06T12:09:45</meta:creation-date>
    <dc:date>2018-04-18T15:45:22.428666447</dc:date>
    <dc:language>en-US</dc:language>
    <meta:editing-cycles>18</meta:editing-cycles>
    <meta:editing-duration>PT2H11M57S</meta:editing-duration>
    <meta:document-statistic meta:table-count="0" meta:image-count="0" meta:object-count="0" meta:page-count="1" meta:paragraph-count="12" meta:word-count="106" meta:character-count="586" meta:non-whitespace-character-count="490"/>
    <meta:user-defined meta:name="Info 1"/>
    <meta:user-defined meta:name="Info 2"/>
    <meta:user-defined meta:name="Info 3"/>
    <meta:user-defined meta:name="Info 4"/>
    <dc:title>xhtmlStylesMapping</dc:title>
  </office:meta>
</office:document-meta>
</file>